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style:style>
    <style:style style:name="P2" style:family="paragraph" style:parent-style-name="Standard">
      <style:paragraph-properties fo:text-align="start" style:justify-single-word="false"/>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sommes en 1980, 19 ans après l'avènement , l'utilité du pétrole et de l'électricité tel qu'on les connais aujourd'hui n'a jamais été découverte.</text:p>
      <text:p text:style-name="P1">L'humanité a évolué en fonction, les machines à vapeurs font partie intégrante de leur vie. Ces machines peuvent être d'une complexité étonnante et avoir une utilité qui l'est tout autant !</text:p>
      <text:p text:style-name="P1"/>
      <text:p text:style-name="P1">Une évolution majeure est malgré tout arrivée, il s'agit de l'informatique. Mais, elle n'a rien à avoir avec l'informatique telle que nous la connaissons, basée sur le silicium et les produits pétroliers.</text:p>
      <text:p text:style-name="P1">Non, elle est beaucoup plus simple et rudimentaire mais d'une efficacité tout aussi redoutable.</text:p>
      <text:p text:style-name="P1">Il suffisait de penser en terme de vapeur sous haute pression et de tiroirs de distribution. On obtient alors des ordinateurs produisant un bruit de casserole tandis que leurs relais mécaniques internes évoluent à plusieurs centaines de mètres par seconde.</text:p>
      <text:p text:style-name="P1"/>
      <text:p text:style-name="P1">L'autre découverte qui marqua la fin des temps de paix est celle d'un liquide dont les propriétés nous sont apparues comme étant miraculeuses. Il fut découvert dans ce qui semble être les restes de météorites tombées sur Terre il y a de cela plusieurs milliards d'années.</text:p>
      <text:p text:style-name="P1">=&gt; Nom à définir</text:p>
      <text:p text:style-name="P1">Ce liquide est en fait naturellement constitué d'atomes super-symétriques, c'est-à-dire d'atomes dont les propriétés physiques sont intrinsèquement liées. Si l'un change son sens de rotation, tous les autres auquel il était lié en changent aussi et ce quelque soit la distance qui les sépare.</text:p>
      <text:p text:style-name="P1"/>
      <text:p text:style-name="P1">SteamEmpire Incorporation, géant industriel, disparu depuis s'empara très tôt du monopole sur ce liquide. La société comprit très vite qu'on pouvait s'en servir pour envoyer des informations rapidement sur de longues distances. Ses scientifiques mirent alors au point des relais compatibles avec leurs ordinateurs à vapeur. </text:p>
      <text:p text:style-name="P1">Mais pour pouvoir commander toutes ces machines, il fallait un système de commande central. Les ingénieurs de SteamEmpire s'attelèrent alors à la fabrication d'une machine permettant d'utiliser cette propriété, il s'agissait du STEAMER (se dit « stimeur »).</text:p>
      <text:p text:style-name="P1"/>
      <text:p text:style-name="P1">Très tôt, cet objet attira l'attention des militaire qui y voyaient l'outil de commandement ultime. </text:p>
      <text:p text:style-name="P1">En effet, celui-ci permet à un homme de donner des ordres directement à ses troupes mécanisées.</text:p>
      <text:p text:style-name="P1">Cela permet d'obtenir un rendu du champ de bataille via son interface, à l'instar des maquettes qu'utilisaient les grands stratège comme Napoléon.</text:p>
      <text:p text:style-name="P1"/>
      <text:p text:style-name="P1">Au début, les quelques STEAMER produit avaient une vocation plutôt commerciale car ils permettaient aux chefs d'entreprises de gérer leurs installations à distance. Mais il apparut très vite que les rares gisements de ,,,,,,, n'allaient pas durer très longtemps.</text:p>
      <text:p text:style-name="P1">Les armées des différentes nations prirent donc le relais, gérant les stocks et s'entrainant aux combats à venir.</text:p>
      <text:p text:style-name="P1"/>
      <text:p text:style-name="P1">Mais après quelques décennies de paix relatives, la grande guerre éclata, déchirant les nations et leurs alliances de naguère. SteamEmpire fut le déclenchement des hostilités, leurs industries ont voulu faire la main-mise sur les maigres stocks des pays les plus pauvres.C'est dû en partie à cela que la guerre nommée « Empire of Steam » prit forme. </text:p>
      <text:p text:style-name="P1"/>
      <text:p text:style-name="P1">Aujourd'hui, le monde n'est plus que ruines et désolations mais les quelques factions toujours présentent continuent leurs luttes pour le contrôle des quelques rares poches de ,,,,,,,,, malgré les millions d'hommes et de femmes décédées depuis le début du conflit.</text:p>
      <text:p text:style-name="P1">Nous assistons aussi de plus en plus à des révoltes de la population civile, qui elle, utilise le ,,,,,,,, pour se défendre contre leurs aggresseurs. Certains ont eu suffisamment de chance pour tomber sur un STEAMER afin de les aider dans leurs combats.</text:p>
      <text:p text:style-name="P1"/>
      <text:p text:style-name="P1">Vous êtes l'une des rares personnes possédant un STEAMER, lié à vous par son cœur, qui ne <text:soft-page-break/>reconnais que vous, il est alimenté par une quantité de ,,,,,,,, <text:s/>assez conséquente (par rapport à ce qu'il reste sur la planète.)</text:p>
      <text:p text:style-name="P1">Chaque STEAMER est unique et il est impossible de le casser sous peine de perdre la précieuse substance !</text:p>
      <text:p text:style-name="P1"/>
      <text:p text:style-name="P1">Que vous soyez un ancien militaire ou un enfant ayant reçu son STEAMER par son grand-père, vous faites partie de l'élite, vous vivez désormais pour protéger votre village et ceux qui vous tiennent a cœur !</text:p>
      <text:p text:style-name="P1"/>
      <text:p text:style-name="P1">A vous de jouer ! (pour impliquer le joueur).</text:p>
      <text:p text:style-name="P1"/>
      <text:p text:style-name="P1">NOTE: on pourrait même permettre a chaque joueur d'écrire son histoire, faire un rôle pl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9M12S</meta:editing-duration>
    <meta:editing-cycles>50</meta:editing-cycles>
    <meta:generator>OpenOffice.org/3.1$Win32 OpenOffice.org_project/310m19$Build-9420</meta:generator>
    <dc:date>2010-01-29T20:52:05.88</dc:date>
    <dc:creator>Corentin Naisse</dc:creator>
    <meta:document-statistic meta:table-count="0" meta:image-count="0" meta:object-count="0" meta:page-count="2" meta:paragraph-count="23" meta:word-count="688" meta:character-count="4303"/>
    <meta:user-defined meta:name="Info 1"/>
    <meta:user-defined meta:name="Info 2"/>
    <meta:user-defined meta:name="Info 3"/>
    <meta:user-defined meta:name="Info 4"/>
  </office:meta>
</office:document-meta>
</file>